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68253" draw:fill="none" draw:textarea-vertical-align="middle" loext:decorative="false"/>
    </style:style>
    <style:style style:name="gr2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7.53cm" fo:min-width="7.28cm" loext:decorative="false"/>
    </style:style>
    <style:style style:name="gr3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1.872cm" fo:min-width="1.622cm" loext:decorative="false"/>
    </style:style>
    <style:style style:name="gr4" style:family="graphic" style:parent-style-name="standard">
      <style:graphic-properties svg:stroke-width="0cm" svg:stroke-color="#168253" draw:marker-start-width="0.2cm" draw:marker-end-width="0.2cm" draw:fill="solid" draw:fill-color="#168253" draw:textarea-horizontal-align="justify" draw:textarea-vertical-align="middle" draw:auto-grow-height="false" fo:min-height="0.917cm" fo:min-width="1cm" fo:padding-top="-0.125cm" fo:padding-bottom="-0.125cm" fo:padding-left="0cm" fo:padding-right="0cm" loext:decorative="false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0.643cm" fo:min-width="0.4cm" loext:decorative="false"/>
    </style:style>
    <style:style style:name="gr8" style:family="graphic" style:parent-style-name="standard">
      <style:graphic-properties svg:stroke-width="0cm" svg:stroke-color="#168253" draw:marker-start-width="0.2cm" draw:marker-end-width="0.2cm" draw:fill="solid" draw:fill-color="#168253" draw:textarea-horizontal-align="justify" draw:textarea-vertical-align="middle" draw:auto-grow-height="false" fo:min-height="0.434cm" fo:min-width="0.518cm" fo:padding-top="-0.125cm" fo:padding-bottom="-0.125cm" fo:padding-left="0cm" fo:padding-right="0cm" loext:decorative="false"/>
    </style:style>
    <style:style style:name="gr9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10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1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088cm" fo:min-width="0.021cm" loext:decorative="false"/>
    </style:style>
    <style:style style:name="gr12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97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solid" draw:fill-color="#168253"/>
      <style:paragraph-properties fo:text-align="center"/>
    </style:style>
    <style:style style:name="P4" style:family="paragraph">
      <loext:graphic-properties draw:fill="none" draw:fill-color="#ffffff"/>
      <style:text-properties fo:color="#168253" loext:opacity="100%" fo:font-size="40pt"/>
    </style:style>
    <style:style style:name="T1" style:family="text">
      <style:text-properties fo:color="#168253" loext:opacity="100%"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7cm" svg:y1="12cm" svg:x2="14cm" svg:y2="12cm">
          <text:p/>
        </draw:line>
        <draw:line draw:style-name="gr1" draw:text-style-name="P1" draw:layer="layout" svg:x1="7cm" svg:y1="14cm" svg:x2="14cm" svg:y2="14cm">
          <text:p/>
        </draw:line>
        <draw:line draw:style-name="gr1" draw:text-style-name="P1" draw:layer="layout" svg:x1="7cm" svg:y1="16cm" svg:x2="14cm" svg:y2="16cm">
          <text:p/>
        </draw:line>
        <draw:line draw:style-name="gr1" draw:text-style-name="P1" draw:layer="layout" svg:x1="7cm" svg:y1="18cm" svg:x2="14cm" svg:y2="18cm">
          <text:p/>
        </draw:line>
        <draw:custom-shape draw:style-name="gr2" draw:text-style-name="P2" draw:layer="layout" svg:width="11cm" svg:height="11cm" svg:x="5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3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14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cm" svg:height="2cm" draw:transform="rotate (2.61799387799149) translate (5.782cm 1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cm" svg:height="2cm" draw:transform="rotate (1.0471975511966) translate (11.318cm 10.28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cm" svg:height="2cm" draw:transform="rotate (-0.523598775598299) translate (15.2cm 15.8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cm" svg:height="2cm" draw:transform="rotate (-2.0943951023932) translate (9.698cm 19.6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9.75cm" svg:y1="9.5cm" svg:x2="11.25cm" svg:y2="9.5cm">
          <text:p/>
        </draw:line>
        <draw:line draw:style-name="gr1" draw:text-style-name="P1" draw:layer="layout" svg:x1="10.5cm" svg:y1="10.25cm" svg:x2="10.5cm" svg:y2="8.75cm">
          <text:p/>
        </draw:line>
        <draw:line draw:style-name="gr1" draw:text-style-name="P1" draw:layer="layout" svg:x1="9.75cm" svg:y1="20.5cm" svg:x2="11.25cm" svg:y2="20.5cm">
          <text:p/>
        </draw:line>
        <draw:g draw:style-name="gr5">
          <draw:g draw:style-name="gr6">
            <draw:line draw:style-name="gr1" draw:text-style-name="P1" draw:layer="layout" svg:x1="4.25cm" svg:y1="14.7cm" svg:x2="5.75cm" svg:y2="14.7cm">
              <text:p/>
            </draw:line>
            <draw:line draw:style-name="gr1" draw:text-style-name="P1" draw:layer="layout" svg:x1="4.223cm" svg:y1="14.65cm" svg:x2="4.623cm" svg:y2="14.25cm">
              <text:p/>
            </draw:line>
          </draw:g>
          <draw:g draw:style-name="gr6">
            <draw:line draw:style-name="gr1" draw:text-style-name="P1" draw:layer="layout" svg:x1="5.723cm" svg:y1="15.3cm" svg:x2="4.223cm" svg:y2="15.3cm">
              <text:p/>
            </draw:line>
            <draw:line draw:style-name="gr1" draw:text-style-name="P1" draw:layer="layout" svg:x1="5.75cm" svg:y1="15.35cm" svg:x2="5.35cm" svg:y2="15.75cm">
              <text:p/>
            </draw:line>
          </draw:g>
        </draw:g>
        <draw:g draw:style-name="gr5">
          <draw:custom-shape draw:style-name="gr7" draw:text-style-name="P2" draw:layer="layout" svg:width="1.272cm" svg:height="1.263cm" svg:x="15.35cm" svg:y="1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035cm" svg:height="0.552cm" draw:transform="skewX (-0.0036651914291881) rotate (0.782605636594257) translate (15.725cm 14.5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3" draw:layer="layout" svg:width="1.035cm" svg:height="0.552cm" draw:transform="skewX (-0.0036651914291881) rotate (-2.35898701699554) translate (16.265cm 15.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style-name="gr5">
          <draw:g draw:style-name="gr6">
            <draw:polygon draw:style-name="gr9" draw:text-style-name="P2" draw:layer="layout" svg:width="3.818cm" svg:height="5.555cm" svg:x="8.236cm" svg:y="11.9cm" svg:viewBox="0 0 3819 5556" draw:points="0,5556 0,0 3819,0 3819,5556">
              <text:p/>
            </draw:polygon>
            <draw:line draw:style-name="gr1" draw:text-style-name="P1" draw:layer="layout" svg:x1="8.93cm" svg:y1="13.636cm" svg:x2="11.361cm" svg:y2="13.636cm">
              <text:p/>
            </draw:line>
            <draw:line draw:style-name="gr1" draw:text-style-name="P1" draw:layer="layout" svg:x1="8.93cm" svg:y1="14.331cm" svg:x2="11.361cm" svg:y2="14.331cm">
              <text:p/>
            </draw:line>
            <draw:line draw:style-name="gr1" draw:text-style-name="P1" draw:layer="layout" svg:x1="8.93cm" svg:y1="15.025cm" svg:x2="11.361cm" svg:y2="15.025cm">
              <text:p/>
            </draw:line>
            <draw:line draw:style-name="gr1" draw:text-style-name="P1" draw:layer="layout" svg:x1="8.93cm" svg:y1="15.719cm" svg:x2="11.361cm" svg:y2="15.719cm">
              <text:p/>
            </draw:line>
            <draw:line draw:style-name="gr1" draw:text-style-name="P1" draw:layer="layout" svg:x1="8.93cm" svg:y1="16.414cm" svg:x2="11.361cm" svg:y2="16.414cm">
              <text:p/>
            </draw:line>
          </draw:g>
          <draw:polygon draw:style-name="gr10" draw:text-style-name="P2" draw:layer="layout" svg:width="3.818cm" svg:height="5.555cm" svg:x="8.93cm" svg:y="12.594cm" svg:viewBox="0 0 3819 5556" draw:points="1042,0 3819,0 3819,5556 0,5556 0,1042">
            <text:p/>
          </draw:polygon>
          <draw:custom-shape draw:style-name="gr11" draw:text-style-name="P2" draw:layer="layout" svg:width="1.041cm" svg:height="1.041cm" draw:transform="rotate (1.5707963267949) translate (8.931cm 13.63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6">
            <draw:line draw:style-name="gr12" draw:text-style-name="P2" draw:layer="layout" svg:x1="8.93cm" svg:y1="18.15cm" svg:x2="12.749cm" svg:y2="18.15cm">
              <text:p/>
            </draw:line>
            <draw:line draw:style-name="gr12" draw:text-style-name="P2" draw:layer="layout" svg:x1="8.93cm" svg:y1="18.15cm" svg:x2="8.93cm" svg:y2="13.636cm">
              <text:p/>
            </draw:line>
            <draw:line draw:style-name="gr12" draw:text-style-name="P2" draw:layer="layout" svg:x1="9.972cm" svg:y1="12.594cm" svg:x2="12.75cm" svg:y2="12.594cm">
              <text:p/>
            </draw:line>
            <draw:line draw:style-name="gr12" draw:text-style-name="P2" draw:layer="layout" svg:x1="12.75cm" svg:y1="12.594cm" svg:x2="12.75cm" svg:y2="18.15cm">
              <text:p/>
            </draw:line>
            <draw:line draw:style-name="gr12" draw:text-style-name="P2" draw:layer="layout" svg:x1="9.972cm" svg:y1="12.594cm" svg:x2="8.93cm" svg:y2="13.636cm">
              <text:p/>
            </draw:line>
            <draw:line draw:style-name="gr12" draw:text-style-name="P2" draw:layer="layout" svg:x1="8.948cm" svg:y1="13.636cm" svg:x2="9.99cm" svg:y2="13.636cm">
              <text:p/>
            </draw:line>
            <draw:line draw:style-name="gr12" draw:text-style-name="P2" draw:layer="layout" svg:x1="10.007cm" svg:y1="12.594cm" svg:x2="10.007cm" svg:y2="13.636cm">
              <text:p/>
            </draw:line>
          </draw:g>
          <draw:frame draw:style-name="gr13" draw:text-style-name="P4" draw:layer="layout" svg:width="3.478cm" svg:height="1.826cm" svg:x="9.105cm" svg:y="14.451cm">
            <draw:text-box>
              <text:p><text:span text:style-name="T1">FI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1T12:20:07.431000000</dc:date>
    <meta:editing-duration>PT5H47S</meta:editing-duration>
    <meta:editing-cycles>13</meta:editing-cycles>
    <meta:generator>LibreOffice/24.2.4.2$Windows_X86_64 LibreOffice_project/51a6219feb6075d9a4c46691dcfe0cd9c4fff3c2</meta:generator>
    <meta:document-statistic meta:object-count="46"/>
  </office:meta>
</office:document-meta>
</file>